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004d3f" officeooo:paragraph-rsid="00004d3f"/>
    </style:style>
    <style:style style:name="P2" style:family="paragraph" style:parent-style-name="Text_20_body">
      <style:paragraph-properties fo:text-align="end" style:justify-single-word="false"/>
      <style:text-properties officeooo:rsid="00004d3f" officeooo:paragraph-rsid="00004d3f"/>
    </style:style>
    <style:style style:name="P3" style:family="paragraph" style:parent-style-name="Text_20_body">
      <style:text-properties officeooo:rsid="00004d3f" officeooo:paragraph-rsid="00004d3f"/>
    </style:style>
    <style:style style:name="P4" style:family="paragraph" style:parent-style-name="Text_20_body">
      <style:text-properties officeooo:rsid="002cc5e7" officeooo:paragraph-rsid="002cc5e7"/>
    </style:style>
    <style:style style:name="P5" style:family="paragraph" style:parent-style-name="Subtitle">
      <style:text-properties officeooo:rsid="002cc5e7" officeooo:paragraph-rsid="002cc5e7"/>
    </style:style>
    <style:style style:name="P6" style:family="paragraph" style:parent-style-name="Heading_20_1">
      <style:text-properties officeooo:rsid="002cc5e7" officeooo:paragraph-rsid="002cc5e7"/>
    </style:style>
    <style:style style:name="P7" style:family="paragraph" style:parent-style-name="Heading_20_1">
      <style:paragraph-properties fo:break-before="page"/>
      <style:text-properties officeooo:rsid="002cc5e7" officeooo:paragraph-rsid="002cc5e7"/>
    </style:style>
    <style:style style:name="P8" style:family="paragraph" style:parent-style-name="Heading_20_2">
      <style:text-properties officeooo:rsid="002cc5e7" officeooo:paragraph-rsid="002cc5e7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officeooo:rsid="0012f29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28/12</text:span>/2014</text:p>
      <text:p text:style-name="P4">Quentin Choullet</text:p>
      <text:p text:style-name="P1">Céline de Roland</text:p>
      <text:p text:style-name="P4">Johan Ravery</text:p>
      <text:p text:style-name="P1"/>
      <text:p text:style-name="P1"/>
      <text:p text:style-name="Heading">TP <text:span text:style-name="T1">INFO 724</text:span></text:p>
      <text:p text:style-name="P5">NP-Complétude de Min-Coupe-Circuit en utilisant le problème de Couverture des Arêtes</text:p>
      <text:p text:style-name="P1"/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9"><text:a xlink:type="simple" xlink:href="#__RefHeading__341_43965290" text:style-name="Index_20_Link" text:visited-style-name="Index_20_Link">Description et encodage des problèmes<text:tab/>2</text:a></text:p>
          <text:p text:style-name="P9"><text:a xlink:type="simple" xlink:href="#__RefHeading__565_43965290" text:style-name="Index_20_Link" text:visited-style-name="Index_20_Link">1 ) Description de P1<text:tab/>2</text:a></text:p>
          <text:p text:style-name="P9"><text:a xlink:type="simple" xlink:href="#__RefHeading__567_43965290" text:style-name="Index_20_Link" text:visited-style-name="Index_20_Link">2 ) Encodage de P1<text:tab/>2</text:a></text:p>
          <text:p text:style-name="P9"><text:a xlink:type="simple" xlink:href="#__RefHeading__569_43965290" text:style-name="Index_20_Link" text:visited-style-name="Index_20_Link">3 ) Description de P2<text:tab/>2</text:a></text:p>
          <text:p text:style-name="P9"><text:a xlink:type="simple" xlink:href="#__RefHeading__571_43965290" text:style-name="Index_20_Link" text:visited-style-name="Index_20_Link">4 ) Encodage de P2<text:tab/>2</text:a></text:p>
          <text:p text:style-name="P9"><text:a xlink:type="simple" xlink:href="#__RefHeading__573_43965290" text:style-name="Index_20_Link" text:visited-style-name="Index_20_Link">5 ) Description et encodage du certificat<text:tab/>2</text:a></text:p>
          <text:p text:style-name="P9"><text:a xlink:type="simple" xlink:href="#__RefHeading__575_43965290" text:style-name="Index_20_Link" text:visited-style-name="Index_20_Link">Vérificateur et réducteur<text:tab/>2</text:a></text:p>
          <text:p text:style-name="P9"><text:a xlink:type="simple" xlink:href="#__RefHeading__577_43965290" text:style-name="Index_20_Link" text:visited-style-name="Index_20_Link">Solver<text:tab/>2</text:a></text:p>
          <text:p text:style-name="P9"><text:a xlink:type="simple" xlink:href="#__RefHeading__579_43965290" text:style-name="Index_20_Link" text:visited-style-name="Index_20_Link">Instances proposées<text:tab/>2</text:a></text:p>
        </text:index-body>
      </text:table-of-content>
      <text:p text:style-name="Text_20_body"/>
      <text:h text:style-name="P7" text:outline-level="1"><text:bookmark-start text:name="__RefHeading__341_43965290"/>Description et encodage des problèmes <text:bookmark-end text:name="__RefHeading__341_43965290"/></text:h>
      <text:h text:style-name="P8" text:outline-level="1"><text:bookmark-start text:name="__RefHeading__565_43965290"/><text:s/>Description de P1<text:bookmark-end text:name="__RefHeading__565_43965290"/></text:h>
      <text:h text:style-name="P8" text:outline-level="1"><text:bookmark-start text:name="__RefHeading__567_43965290"/><text:s/>Encodage de P1<text:bookmark-end text:name="__RefHeading__567_43965290"/></text:h>
      <text:h text:style-name="P8" text:outline-level="1"><text:bookmark-start text:name="__RefHeading__569_43965290"/><text:s/>Description de P2<text:bookmark-end text:name="__RefHeading__569_43965290"/></text:h>
      <text:h text:style-name="P8" text:outline-level="1"><text:bookmark-start text:name="__RefHeading__571_43965290"/><text:s/>Encodage de P2<text:bookmark-end text:name="__RefHeading__571_43965290"/></text:h>
      <text:h text:style-name="P8" text:outline-level="1"><text:bookmark-start text:name="__RefHeading__573_43965290"/><text:s/>Description et encodage du certificat<text:bookmark-end text:name="__RefHeading__573_43965290"/></text:h>
      <text:h text:style-name="P6" text:outline-level="1"><text:bookmark-start text:name="__RefHeading__575_43965290"/>Vérificateur et réducteur<text:bookmark-end text:name="__RefHeading__575_43965290"/></text:h>
      <text:p text:style-name="P4"/>
      <text:h text:style-name="P6" text:outline-level="1"><text:bookmark-start text:name="__RefHeading__577_43965290"/>Solver<text:bookmark-end text:name="__RefHeading__577_43965290"/></text:h>
      <text:p text:style-name="P4"/>
      <text:h text:style-name="P6" text:outline-level="1"><text:bookmark-start text:name="__RefHeading__579_43965290"/>Instances proposées<text:bookmark-end text:name="__RefHeading__579_4396529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fo:text-align="center" style:justify-single-word="false" style:page-number="auto" fo:background-color="transparent" fo:padding="0cm" fo:border="none" style:shadow="none" fo:keep-with-next="always">
        <style:background-image/>
      </style:paragraph-properties>
      <style:text-properties fo:font-variant="small-caps" fo:color="#000099" style:font-name="Arial" fo:font-family="Arial" style:font-family-generic="swiss" style:font-pitch="variable" fo:font-size="24pt" fo:font-style="italic" style:text-underline-style="none" fo:font-weight="bold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text-overline-style="none" style:text-overline-color="#eeeee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text-align="start" style:justify-single-word="false" fo:background-color="#dddddd" fo:padding="0.049cm" fo:border-left="none" fo:border-right="none" fo:border-top="none" fo:border-bottom="0.06pt solid #000000" style:shadow="none">
        <style:tab-stops/>
        <style:background-image/>
      </style:paragraph-properties>
      <style:text-properties fo:font-variant="small-caps" fo:color="#0000ff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1" style:class="text" style:master-page-name="">
      <style:paragraph-properties fo:text-align="start" style:justify-single-word="false" style:page-number="auto" fo:background-color="transparent" text:number-lines="true" text:line-number="1">
        <style:tab-stops/>
        <style:background-image/>
      </style:paragraph-properties>
      <style:text-properties fo:font-variant="normal" fo:text-transform="none" fo:color="#0066ff" fo:font-size="12pt" fo:font-style="italic" fo:font-weight="normal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)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line </meta:initial-creator>
    <meta:creation-date>2014-04-24T06:12:38.594000125</meta:creation-date>
    <meta:generator>LibreOffice/4.2.7.2$Linux_x86 LibreOffice_project/420m0$Build-2</meta:generator>
    <dc:date>2014-12-28T11:35:37.698612702</dc:date>
    <dc:creator>Céline </dc:creator>
    <meta:editing-duration>P2DT2H17M5S</meta:editing-duration>
    <meta:editing-cycles>38</meta:editing-cycles>
    <meta:document-statistic meta:table-count="0" meta:image-count="0" meta:object-count="0" meta:page-count="2" meta:paragraph-count="25" meta:word-count="110" meta:character-count="598" meta:non-whitespace-character-count="512"/>
  </office:meta>
</office:document-meta>
</file>